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398cm" style:rel-column-width="17684*"/>
    </style:style>
    <style:style style:name="Tabella1.B" style:family="table-column">
      <style:table-column-properties style:column-width="4.101cm" style:rel-column-width="13436*"/>
    </style:style>
    <style:style style:name="Tabella1.D" style:family="table-column">
      <style:table-column-properties style:column-width="3.41cm" style:rel-column-width="11171*"/>
    </style:style>
    <style:style style:name="Tabella1.E" style:family="table-column">
      <style:table-column-properties style:column-width="2.993cm" style:rel-column-width="9808*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3465a4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3465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5d28" officeooo:paragraph-rsid="001d5d28"/>
    </style:style>
    <style:style style:name="P2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officeooo:rsid="001ebfb4" officeooo:paragraph-rsid="001ebfb4"/>
    </style:style>
    <style:style style:name="P4" style:family="paragraph" style:parent-style-name="Table_20_Contents">
      <style:text-properties fo:color="#ffffff" fo:font-size="9pt" fo:font-weight="bold" officeooo:rsid="001ebfb4" officeooo:paragraph-rsid="001ebfb4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Table_20_Contents">
      <style:text-properties fo:color="#ffffff" fo:font-size="9pt" fo:font-weight="bold" officeooo:rsid="00480c69" officeooo:paragraph-rsid="00480c69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302b0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ebfb4" officeooo:paragraph-rsid="001ebf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31ea03" officeooo:paragraph-rsid="00302b0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ce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bf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788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2180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49dd3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29caf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rsid="001ebfb4" officeooo:paragraph-rsid="001ebf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bold" officeooo:rsid="0041ec40" officeooo:paragraph-rsid="0041ec4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ebfb4" officeooo:paragraph-rsid="0041ec4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officeooo:rsid="004ae1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ea03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agent, item in get_objects(data).iteritems(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header-rows>
          <table:table-row>
            <table:table-cell table:style-name="Tabella1.A1" table:number-columns-spanned="5" office:value-type="string">
              <text:p text:style-name="P6">Agente: <text:span text:style-name="T2"><text:placeholder text:placeholder-type="text">&lt;agent.name&gt;</text:placeholder></text:span><text:span text:style-name="T2"> </text:span><text:span text:style-name="T3">(commissione fissa: </text:span><text:span text:style-name="T2"><text:placeholder text:placeholder-type="text">&lt;agent.commission&gt;</text:placeholder></text:span><text:span text:style-name="T2">%</text:span><text:span text:style-name="T3">)</text:span></text:p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">Rif. DDT</text:p>
            </table:table-cell>
            <table:table-cell table:style-name="Tabella1.A2" office:value-type="string">
              <text:p text:style-name="P4">Prodotto</text:p>
            </table:table-cell>
            <table:table-cell table:style-name="Tabella1.A2" office:value-type="string">
              <text:p text:style-name="P5">Subtotale</text:p>
            </table:table-cell>
            <table:table-cell table:style-name="Tabella1.A2" office:value-type="string">
              <text:p text:style-name="P4">Base</text:p>
            </table:table-cell>
            <table:table-cell table:style-name="Tabella1.E2" office:value-type="string">
              <text:p text:style-name="P4">Valore</text:p>
            </table:table-cell>
          </table:table-row>
        </table:table-header-rows>
        <table:table-row>
          <table:table-cell table:style-name="Tabella1.A3" table:number-columns-spanned="5" office:value-type="string">
            <text:p text:style-name="P15"><text:placeholder text:placeholder-type="text">&lt;for each="row in item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1"><text:placeholder text:placeholder-type="text">&lt;row.order_id.name&gt;</text:placeholder> <text:placeholder text:placeholder-type="text">&lt;formatLang(row.order_id.date_order, date=True) if row.order_id.date_order else ''&gt;</text:placeholder></text:p>
          </table:table-cell>
          <table:table-cell table:style-name="Tabella1.B4" office:value-type="string">
            <text:p text:style-name="P9"><text:placeholder text:placeholder-type="text">&lt;row.product_id.default_code&gt;</text:placeholder></text:p>
          </table:table-cell>
          <table:table-cell table:style-name="Tabella1.C4" office:value-type="string">
            <text:p text:style-name="P14"><text:placeholder text:placeholder-type="text">&lt;"%s (- %s)" % (row.price_unit, row.discount) if row.discount else row.price_unit&gt;</text:placeholder></text:p>
          </table:table-cell>
          <table:table-cell table:style-name="Tabella1.D4" office:value-type="string">
            <text:p text:style-name="P12"><text:placeholder text:placeholder-type="text">&lt;formatLang(row.commission_net if row.commission_net else row.price_subtotal)&gt;</text:placeholder></text:p>
          </table:table-cell>
          <table:table-cell table:style-name="Tabella1.E4" office:value-type="string">
            <text:p text:style-name="P13"><text:placeholder text:placeholder-type="text">&lt;"*" if row.manual else ''&gt;</text:placeholder><text:placeholder text:placeholder-type="text">&lt;formatLang(add_counter('row',row.commission_value if row.manual else (agent.commission * (row.commission_net if row.commission_net else row.price_subtotal) / 100.0),True))&gt;</text:placeholder></text:p>
          </table:table-cell>
        </table:table-row>
        <table:table-row>
          <table:table-cell table:style-name="Tabella1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16">Totale</text:p>
          </table:table-cell>
          <table:covered-table-cell/>
          <table:covered-table-cell/>
          <table:covered-table-cell/>
          <table:table-cell table:style-name="Tabella1.E6" office:value-type="string">
            <text:p text:style-name="P17"><text:placeholder text:placeholder-type="text">&lt;formatLang(get_counter('row'))&gt;</text:placeholder></text:p>
          </table:table-cell>
        </table:table-row>
      </table:table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3.413cm" style:rel-column-width="11182*"/>
    </style:style>
    <style:style style:name="Tabella3.B" style:family="table-column">
      <style:table-column-properties style:column-width="16.589cm" style:rel-column-width="5435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rsid="001d5d28" officeooo:paragraph-rsid="001d5d28"/>
    </style:style>
    <style:style style:name="MP2" style:family="paragraph" style:parent-style-name="Table_20_Contents">
      <style:paragraph-properties fo:text-align="center" style:justify-single-word="false"/>
      <style:text-properties fo:color="#336699" style:font-name="Verdana" fo:font-size="12pt" fo:font-weight="bold" officeooo:rsid="001d5d28" officeooo:paragraph-rsid="001d5d28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officeooo:rsid="001ebfb4" officeooo:paragraph-rsid="001ebfb4"/>
    </style:style>
    <style:style style:name="MT1" style:family="text">
      <style:text-properties officeooo:rsid="004ae1c1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0.499cm" fo:margin-right="0.499cm" fo:border="none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y="-0.069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3.B1" office:value-type="string">
              <text:p text:style-name="MP2">COMMISSIONI AGENTI</text:p>
            </table:table-cell>
          </table:table-row>
          <table:table-row>
            <table:table-cell table:style-name="Tabella3.A2" table:number-columns-spanned="2" office:value-type="string">
              <text:p text:style-name="MP3">Filtro: </text:p>
            </table:table-cell>
            <table:covered-table-cell/>
          </table:table-row>
        </table:table>
        <text:p text:style-name="Header"/>
      </style:header>
      <style:footer>
        <text:p text:style-name="Footer">* <text:span text:style-name="MT1">Provvigione impostata manualment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5T19:26:27.609792016</dc:date>
    <meta:editing-duration>P1DT5H46M28S</meta:editing-duration>
    <meta:editing-cycles>317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21" meta:word-count="67" meta:character-count="736" meta:non-whitespace-character-count="688"/>
    <meta:user-defined meta:name="Info 1"/>
    <meta:user-defined meta:name="Info 2"/>
    <meta:user-defined meta:name="Info 3"/>
    <meta:user-defined meta:name="Info 4"/>
  </office:meta>
</office:document-meta>
</file>